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Footnote">
      <style:text-properties officeooo:paragraph-rsid="0f051f9f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7" style:family="paragraph" style:parent-style-name="Footnote">
      <style:text-properties officeooo:paragraph-rsid="0f41a60d"/>
    </style:style>
    <style:style style:name="P88" style:family="paragraph" style:parent-style-name="Standard">
      <style:text-properties officeooo:paragraph-rsid="0f466349"/>
    </style:style>
    <style:style style:name="P89" style:family="paragraph" style:parent-style-name="Footnote">
      <style:text-properties officeooo:paragraph-rsid="0f12f362"/>
    </style:style>
    <style:style style:name="P90" style:family="paragraph" style:parent-style-name="Standard">
      <style:text-properties officeooo:paragraph-rsid="0f66ac7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703bb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" officeooo:rsid="047da547"/>
    </style:style>
    <style:style style:name="T29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style:font-size-asian="12pt" style:font-size-complex="12pt"/>
    </style:style>
    <style:style style:name="T316" style:family="text">
      <style:text-properties officeooo:rsid="04473353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officeooo:rsid="0aace3cd"/>
    </style:style>
    <style:style style:name="T319" style:family="text">
      <style:text-properties fo:font-size="10pt" style:font-size-asian="10pt" style:font-size-complex="10pt"/>
    </style:style>
    <style:style style:name="T320" style:family="text">
      <style:text-properties officeooo:rsid="0394a435"/>
    </style:style>
    <style:style style:name="T3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officeooo:rsid="0cf7e116"/>
    </style:style>
    <style:style style:name="T325" style:family="text">
      <style:text-properties officeooo:rsid="0b952edb"/>
    </style:style>
    <style:style style:name="T326" style:family="text">
      <style:text-properties loext:padding="0.049cm" loext:border="0.31pt solid #000000"/>
    </style:style>
    <style:style style:name="T327" style:family="text">
      <style:text-properties officeooo:rsid="0eef9ccc"/>
    </style:style>
    <style:style style:name="T328" style:family="text">
      <style:text-properties officeooo:rsid="0e80285f"/>
    </style:style>
    <style:style style:name="T329" style:family="text">
      <style:text-properties officeooo:rsid="0e838e2a"/>
    </style:style>
    <style:style style:name="T330" style:family="text">
      <style:text-properties officeooo:rsid="0e83c34e"/>
    </style:style>
    <style:style style:name="T331" style:family="text">
      <style:text-properties officeooo:rsid="0f1609ab"/>
    </style:style>
    <style:style style:name="T33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0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5" style:family="text">
      <style:text-properties fo:color="#808080" loext:opacity="100%" style:font-name="Liberation Sans" fo:font-size="12pt" style:font-size-asian="12pt" style:font-size-complex="12pt"/>
    </style:style>
    <style:style style:name="T34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28"><text:span text:style-name="T320">Deze versie </text:span><text:span text:style-name="T320"><text:reference-ref text:reference-format="text" text:ref-name="Versie">11</text:reference-ref></text:span><text:span text:style-name="T331"><text:s/></text:span><text:span text:style-name="T279">is een zogenaamde LTS-versie (</text:span><text:span text:style-name="T280">LTS=</text:span><text:span text:style-name="T279">Long-Term Support, langetermijnondersteuning).<text:line-break/></text:span><text:span text:style-name="T281">Deze</text:span><text:span text:style-name="T279"> LTS-versie wordt </text:span><text:span text:style-name="T288">vanaf vrijgave </text:span><text:span text:style-name="T289">in </text:span><text:span text:style-name="T286">augustus 2021</text:span><text:span text:style-name="T288"> </text:span><text:span text:style-name="T287">vijf</text:span><text:span text:style-name="T279"> jaar ondersteund</text:span><text:span text:style-name="T283"> </text:span><text:span text:style-name="T279">tot </text:span><text:span text:style-name="T286">augustus</text:span><text:span text:style-name="T281"> </text:span><text:span text:style-name="T279">202</text:span><text:span text:style-name="T282">6</text:span><text:span text:style-name="T284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5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0">voor</text:span><text:span text:style-name="T291"> </text:span><text:span text:style-name="T292">deze en andere </text:span><text:span text:style-name="T293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4">(zie toelichting)</text:span><text:span text:style-name="T19">:</text:span></text:p>
      <text:p text:style-name="P31"><text:span text:style-name="Definition"><text:span text:style-name="T296">g</text:span></text:span><text:span text:style-name="Definition"><text:span text:style-name="T295">ebruiker</text:span></text:span><text:span text:style-name="Definition"><text:span text:style-name="T299"><text:tab/><text:tab/></text:span></text:span><text:span text:style-name="Definition"><text:span text:style-name="T315"> <text:tab/><text:tab/></text:span></text:span><text:span text:style-name="T300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0"><text:tab/></text:span><text:span text:style-name="T301">(</text:span><text:span text:style-name="T297">volledige naam, bijv. </text:span><text:span text:style-name="T313">J</text:span><text:span text:style-name="T314">a</text:span><text:span text:style-name="T313">n </text:span><text:span text:style-name="T314">Jansen</text:span><text:span text:style-name="T298">)</text:span></text:p>
      <text:p text:style-name="Standard"><text:span text:style-name="Definition"><text:span text:style-name="T296">g</text:span></text:span><text:span text:style-name="Definition"><text:span text:style-name="T295">ebruikersnaam<text:tab/></text:span></text:span><text:span text:style-name="Definition"><text:span text:style-name="T295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5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30"><text:span text:style-name="Definition"><text:span text:style-name="T303">c</text:span></text:span><text:span text:style-name="Definition"><text:span text:style-name="T302">omputernaam<text:tab/><text:tab/></text:span></text:span><text:span text:style-name="Definition"><text:span text:style-name="T300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0"><text:tab/></text:span></text:span><text:span text:style-name="Definition"><text:span text:style-name="T306">(</text:span></text:span><text:span text:style-name="Definition"><text:span text:style-name="T307">naam van de compute</text:span></text:span><text:span text:style-name="Definition"><text:span text:style-name="T308">r, </text:span></text:span><text:span text:style-name="Definition"><text:span text:style-name="T309">bijv. p</text:span></text:span><text:span text:style-name="Definition"><text:span text:style-name="T310">c02</text:span></text:span><text:span text:style-name="Definition"><text:span text:style-name="T306">)</text:span></text:span></text:p>
      <text:p text:style-name="P30"><text:span text:style-name="Definition"><text:span text:style-name="T296">o</text:span></text:span><text:span text:style-name="Definition"><text:span text:style-name="T295">pstartmenu</text:span></text:span><text:span text:style-name="Definition"><text:span text:style-name="T300"><text:tab/><text:tab/><text:tab/></text:span></text:span><text:span text:style-name="Definition"><text:span text:style-name="T300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0"><text:tab/></text:span></text:span><text:span text:style-name="Definition"><text:span text:style-name="T306">(</text:span></text:span><text:span text:style-name="Definition"><text:span text:style-name="T307">to</text:span></text:span><text:span text:style-name="Definition"><text:span text:style-name="T311">ets voor het opstartmedium</text:span></text:span><text:span text:style-name="Definition"><text:span text:style-name="T312">)</text:span></text:span></text:p>
      <text:p text:style-name="P30"><text:span text:style-name="Definition"><text:span text:style-name="T304">i</text:span></text:span><text:span text:style-name="Definition"><text:span text:style-name="T305">nstellingen</text:span></text:span><text:span text:style-name="T306"><text:tab/> <text:tab/><text:tab/></text:span><text:span text:style-name="T306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6"><text:tab/>(</text:span><text:span text:style-name="T307">toets voor het BIOS/UEFI-scherm</text:span><text:span text:style-name="T306">)</text:span></text:p>
      <text:p text:style-name="P33"><text:span text:style-name="Definition"><text:span text:style-name="T333">g</text:span></text:span><text:span text:style-name="Definition"><text:span text:style-name="T332">ebruiker</text:span></text:span><text:span text:style-name="Definition"><text:span text:style-name="T334">2</text:span></text:span><text:span text:style-name="Definition"><text:span text:style-name="T335"><text:tab/></text:span></text:span><text:span text:style-name="Definition"><text:span text:style-name="T345"> <text:tab/><text:tab/></text:span></text:span><text:span text:style-name="T336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6"><text:tab/></text:span><text:span text:style-name="T337">(</text:span><text:span text:style-name="T338">volledige naam </text:span><text:span text:style-name="T339">evt. 2</text:span><text:span text:style-name="T346">e</text:span><text:span text:style-name="T339"> gebruiker</text:span><text:span text:style-name="T340">)</text:span></text:p>
      <text:p text:style-name="P80"><text:span text:style-name="Definition"><text:span text:style-name="T333">g</text:span></text:span><text:span text:style-name="Definition"><text:span text:style-name="T332">ebruikersnaam</text:span></text:span><text:span text:style-name="Definition"><text:span text:style-name="T334">2</text:span></text:span><text:span text:style-name="Definition"><text:span text:style-name="T341"><text:tab/></text:span></text:span><text:span text:style-name="Definition"><text:span text:style-name="T341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1"><text:tab/></text:span></text:span><text:span text:style-name="T342">(korte naam</text:span><text:span text:style-name="T343"> </text:span><text:span text:style-name="T344">evt. 2</text:span><text:span text:style-name="T347">e</text:span><text:span text:style-name="T344"> gebruiker</text:span><text:span text:style-name="T342">)</text:span></text:p>
      <text:p text:style-name="P33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8"/>
      <text:p text:style-name="P32"><text:span text:style-name="Strong_20_Emphasis"><text:span text:style-name="T258"/></text:span></text:p>
      <text:p text:style-name="P34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7"/></text:span></text:p>
      <text:p text:style-name="P29"><text:span text:style-name="Strong_20_Emphasis"><text:span text:style-name="T257"/></text:span></text:p>
      <text:list xml:id="list1084485473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9"><text:span text:style-name="T329">Debian-</text:span><text:span text:style-name="T330">p</text:span>akket kz plaatst documenten en scripts van Karel Zimmer <text:span text:style-name="T328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155747240874827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16">Vanaf ee</text:span>n Live <text:span text:style-name="T318">USB-stick </text:span><text:span text:style-name="T327">(</text:span><text:span text:style-name="T318">of </text:span><text:span text:style-name="T327">cd/dvd</text:span><text:span text:style-name="T285">)</text:span><text:span text:style-name="T319"> </text:span>kunt <text:span text:style-name="T316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7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1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1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2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1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2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7">Locatie</text:span> kies bij <text:span text:style-name="T317">Regio</text:span> voor <text:span text:style-name="T317">Europa</text:span> en klik op <text:span text:style-name="T317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7">Toetsenbord</text:span> kies <text:span text:style-name="T317">English (US)</text:span> en klik op <text:span text:style-name="T317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0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155745731919594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29">Debian-</text:span><text:span text:style-name="T330">p</text:span>akket kz plaatst documenten en scripts van Karel Zimmer <text:span text:style-name="T328">(zie 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155746731087253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8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26">Super</text:span>-toets <text:span text:style-name="T245">is </text:span>de Windows<text:span text:style-name="T324">-</text:span><text:span text:style-name="T325">toets</text:span>, <text:span text:style-name="T324">C</text:span>ommand-<text:span text:style-name="T325">toets</text:span>, of <text:span text:style-name="T324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77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3"/>
      <text:p text:style-name="P35"><text:span text:style-name="Emphasis"><text:span text:style-name="T348">Geschreven </text:span></text:span><text:span text:style-name="Emphasis"><text:span text:style-name="T352">in </text:span></text:span><text:span text:style-name="Emphasis"><text:span text:style-name="T351">2021 </text:span></text:span><text:span text:style-name="Emphasis"><text:span text:style-name="T34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49">Karel Zimmer</text:span></text:span></text:a><text:span text:style-name="Emphasis"><text:span text:style-name="T34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0">Creative Commons Publiek Domein Verklaring</text:span></text:span></text:a><text:span text:style-name="Emphasis"><text:span text:style-name="T34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10T15:57:45.238515520">10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10T15:57:44.928088177</dc:date>
    <meta:keyword>Installatie</meta:keyword>
    <meta:keyword>Checklist</meta:keyword>
    <meta:keyword>Linux</meta:keyword>
    <meta:editing-cycles>6672</meta:editing-cycles>
    <meta:editing-duration>P11DT18H17M4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0" meta:character-count="4991" meta:non-whitespace-character-count="4283"/>
    <meta:user-defined meta:name="Info 1"/>
    <meta:user-defined meta:name="Info 2"/>
    <meta:user-defined meta:name="Info 3"/>
    <meta:user-defined meta:name="Info 4"/>
  </office:meta>
</office:document-meta>
</file>